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bcf" officeooo:paragraph-rsid="000e1bcf"/>
    </style:style>
    <style:style style:name="P2" style:family="paragraph" style:parent-style-name="Standard">
      <style:paragraph-properties fo:text-align="center" style:justify-single-word="false"/>
      <style:text-properties officeooo:rsid="000e1bcf" officeooo:paragraph-rsid="000e1bcf"/>
    </style:style>
    <style:style style:name="P3" style:family="paragraph" style:parent-style-name="Standard">
      <style:text-properties officeooo:rsid="000f54d0"/>
    </style:style>
    <style:style style:name="P4" style:family="paragraph" style:parent-style-name="Standard">
      <style:text-properties officeooo:rsid="000f54d0" officeooo:paragraph-rsid="000f54d0"/>
    </style:style>
    <style:style style:name="P5" style:family="paragraph" style:parent-style-name="Standard">
      <style:text-properties officeooo:rsid="001606de" officeooo:paragraph-rsid="001606de"/>
    </style:style>
    <style:style style:name="T1" style:family="text">
      <style:text-properties officeooo:rsid="000f54d0"/>
    </style:style>
    <style:style style:name="T2" style:family="text">
      <style:text-properties officeooo:rsid="00108d29"/>
    </style:style>
    <style:style style:name="T3" style:family="text">
      <style:text-properties officeooo:rsid="00121d4b"/>
    </style:style>
    <style:style style:name="T4" style:family="text">
      <style:text-properties officeooo:rsid="001606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3220-001</text:p>
      <text:p text:style-name="P1">5/29/2019</text:p>
      <text:p text:style-name="P1"/>
      <text:p text:style-name="P2">Pre-class Assignment #9</text:p>
      <text:p text:style-name="Standard"><text:s/></text:p>
      <text:p text:style-name="Standard">1. How does the experiment described in section 6.1 show the effect of false sharing?</text:p>
      <text:p text:style-name="Standard"><text:tab/><text:span text:style-name="T1">Data could be sharing cache lines for a single data array and would add extra cycles by having the messaging overhead of passing values across threads.</text:span></text:p>
      <text:p text:style-name="Standard"/>
      <text:p text:style-name="Standard">2. What are the three methods identified in section 6.2.1 when a program must obtain multiple locks at the same time in order to restructure a shared object that uses fine-grained locks?</text:p>
      <text:p text:style-name="P3"><text:tab/>1. Introduce a readers/writers lock</text:p>
      <text:p text:style-name="P4"><text:tab/>2. Acquire every lock</text:p>
      <text:p text:style-name="P4"><text:tab/>3. Divide the hash key space</text:p>
      <text:p text:style-name="Standard"/>
      <text:p text:style-name="Standard">3. What is the basis for the performance advantage of per-processor data structures?</text:p>
      <text:p text:style-name="Standard"><text:tab/><text:span text:style-name="T2">Data could be stored on separate processors, which would then need to be communicated between the two and cause a significant slow down during the execution of the critical sections. <text:s/>This would result in better cache behavior overall.</text:span></text:p>
      <text:p text:style-name="Standard"/>
      <text:p text:style-name="Standard">4. Does a thread in the ownership design pattern hold a lock while it processes an object? Explain why or why not.</text:p>
      <text:p text:style-name="Standard"><text:tab/><text:span text:style-name="T2">No, the thread removes the object from the container its stored in and then can access it without holding the lock. <text:s/>The put and get functions would need to acquire and release locks for read and write operations in a shared state.</text:span></text:p>
      <text:p text:style-name="Standard"/>
      <text:p text:style-name="Standard">5. What is the key idea in the MCS lock as compared to a regular spin lock?</text:p>
      <text:p text:style-name="Standard"><text:tab/><text:span text:style-name="T2">The lock passes a counter variable using a compare and swap technique from one lock holder to the next, so only one thread at a a time can execute the critical section. <text:s/>This will allow the threads to queue up waiting for a lock variable on their own cache lines without having to use a spin lock. <text:s/></text:span></text:p>
      <text:p text:style-name="P5">Spin on their own values on their own cache lines.</text:p>
      <text:p text:style-name="Standard"/>
      <text:p text:style-name="Standard">6. What is the key idea in RCU as compared to a RWLock?</text:p>
      <text:p text:style-name="Standard"><text:tab/><text:span text:style-name="T3">RCU optimizes the read path to have extremely low synchronization costs by letting the readers start reading without acquiring a lock.</text:span></text:p>
      <text:p text:style-name="Standard"/>
      <text:p text:style-name="Standard">7. What does the compare_and_swap instruction do?</text:p>
      <text:p text:style-name="Standard"><text:tab/><text:span text:style-name="T3">An atomic read-modify-write instruction that first test the value of a memory location, and if the value has not changed, sets it to a new value.</text:span></text:p>
      <text:p text:style-name="Standard"/>
      <text:p text:style-name="Standard">8. What is the grace period in RCU?</text:p>
      <text:p text:style-name="Standard"><text:tab/><text:span text:style-name="T3">For a shared object protected by a read-copy-update lock, the time from when a new version of a shared object ius published until the last reader of the old object is published until the last reader of the old version is guaranteed to be finished. <text:s/>The time from the update being published and the time the last person is done with it.</text:span></text:p>
      <text:p text:style-name="Standard"/>
      <text:p text:style-name="Standard"/>
      <text:p text:style-name="Standard"/>
      <text:p text:style-name="Standard"><text:soft-page-break/></text:p>
      <text:p text:style-name="Standard">9. What is a lock-free data structure?</text:p>
      <text:p text:style-name="Standard"><text:tab/><text:span text:style-name="T4">A data structure that can be read or written to without acquiring a lock. <text:s/>Concurrent data structure that guarantees progress for some thread: some thread will finish in a finite number of steps, regardless of the state of other threads executing in the data structure.</text:span></text:p>
      <text:p text:style-name="Standard"/>
      <text:p text:style-name="Standard"/>
      <text:p text:style-name="Standard">10. Can a thread starve when using optimistic concurreny control?</text:p>
      <text:p text:style-name="Standard"><text:tab/><text:span text:style-name="T4">Yes, it can allow starvation because a thread could continually get blocked from r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6:10:35.986804306</meta:creation-date>
    <dc:date>2019-05-29T14:34:11.494033474</dc:date>
    <meta:editing-duration>PT16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507" meta:character-count="2880" meta:non-whitespace-character-count="2380"/>
  </office:meta>
</office:document-meta>
</file>